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it" fo:country="IT"/>
    </style:style>
    <style:style style:name="P2" style:family="paragraph" style:parent-style-name="Standard">
      <style:text-properties fo:font-size="10pt" fo:language="it" fo:country="IT" style:font-size-asian="10pt" style:font-size-complex="10pt"/>
    </style:style>
    <style:style style:name="P3" style:family="paragraph" style:parent-style-name="Standard" style:list-style-name="L1">
      <style:text-properties fo:font-size="10pt" fo:language="it" fo:country="IT" style:font-size-asian="10pt" style:font-size-complex="10pt"/>
    </style:style>
    <style:style style:name="P4" style:family="paragraph" style:parent-style-name="Standard" style:list-style-name="L2">
      <style:text-properties fo:font-size="10pt" fo:language="it" fo:country="IT" style:font-size-asian="10pt" style:font-size-complex="10pt"/>
    </style:style>
    <style:style style:name="P5" style:family="paragraph" style:parent-style-name="Standard">
      <style:paragraph-properties fo:text-align="center" style:justify-single-word="false"/>
      <style:text-properties fo:font-size="10pt" fo:language="it" fo:country="IT" style:font-size-asian="10pt" style:font-size-complex="10pt"/>
    </style:style>
    <style:style style:name="P6" style:family="paragraph" style:parent-style-name="Standard" style:list-style-name="L3">
      <style:paragraph-properties fo:text-align="start" style:justify-single-word="false"/>
      <style:text-properties fo:font-size="10pt" fo:language="it" fo:country="IT" style:font-size-asian="10pt" style:font-size-complex="10pt"/>
    </style:style>
    <style:style style:name="P7" style:family="paragraph" style:parent-style-name="Standard">
      <style:text-properties fo:font-size="10pt" fo:language="it" fo:country="IT" style:font-size-asian="10pt" style:language-asian="zxx" style:country-asian="none" style:font-size-complex="10pt" style:language-complex="zxx" style:country-complex="none"/>
    </style:style>
    <style:style style:name="P8" style:family="paragraph" style:parent-style-name="Standard">
      <style:paragraph-properties fo:text-align="start" style:justify-single-word="false"/>
    </style:style>
    <style:style style:name="P9" style:family="paragraph" style:parent-style-name="Standard" style:list-style-name="L3">
      <style:paragraph-properties fo:text-align="start" style:justify-single-word="false"/>
    </style:style>
    <style:style style:name="T1" style:family="text">
      <style:text-properties fo:font-size="10pt" fo:language="it" fo:country="I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getto di Programmazione ad Oggetti, A.A. 2010/2011</text:p>
      <text:p text:style-name="P2">Studente: Alessandro Capogna</text:p>
      <text:p text:style-name="P2">Matricola: 574320</text:p>
      <text:p text:style-name="P2">Corso di Laurea in Informatica</text:p>
      <text:p text:style-name="P2"/>
      <text:p text:style-name="P2">Questo progetto è stato sviluppato su sistema operativo GNU/Linux con versione di gcc 4.4.5 e versione delle librerie qt 4.7.2</text:p>
      <text:p text:style-name="P2"/>
      <text:p text:style-name="P2">Il programma Legami gestisce un database di utenti con funzionalita' simili a quelle offerte da LinkedIn©. Il programma offre una modalita' utente e una amministrativa. Le funzionalita' offerte da Legami in modalita' utente sono</text:p>
      <text:list xml:id="list2126239324" text:style-name="L1">
        <text:list-item>
          <text:p text:style-name="P3">iscrizione al database</text:p>
        </text:list-item>
        <text:list-item>
          <text:p text:style-name="P3">login</text:p>
        </text:list-item>
        <text:list-item>
          <text:p text:style-name="P3">gestione di un profilo utente</text:p>
        </text:list-item>
        <text:list-item>
          <text:p text:style-name="P3">gestione di contatti tra utenti (non simmetrica)</text:p>
        </text:list-item>
        <text:list-item>
          <text:p text:style-name="P3">gestione di gruppi</text:p>
        </text:list-item>
        <text:list-item>
          <text:p text:style-name="P3">funzionalita' aggiuntive per account Business e Executive</text:p>
        </text:list-item>
      </text:list>
      <text:p text:style-name="P2"/>
      <text:p text:style-name="P2">La gestione è organizzata in questo modo: la classe legami gestisce il database degli utenti (salvato inizialmente su file, e poi letto e spostato in ram, oppure inizializzato da 0). Ogni utente puo' gestire la sua lista di contatti (che posseggono un identificatore del tipo di relazione cche lega l'utente a quel contatto). Ogni utente ha anche la possibilita' di entrare in un gruppo (qual'ora il gruppo non esistesse lo puo' creare), o uscirne (in caso sia l'unico utente del gruppo il programma provvedera' automaticamente ad eliminare il gruppo rimasto vuoto).</text:p>
      <text:p text:style-name="P2">Un utente puo' avere diversi ruoli:</text:p>
      <text:list xml:id="list1849834891" text:style-name="L2">
        <text:list-item>
          <text:p text:style-name="P4">Base: un utente che puo' gestire la propria lista dei contatti, i gruppi e cercare altri contatti per nome, cognome o mail.</text:p>
        </text:list-item>
        <text:list-item>
          <text:p text:style-name="P4">Business: stesse specifiche dell'utente base, con in piu' la possibilita' di cercare utenti anche per altri caratteri distintivi (anno di nascita, lavoto, telefono, ecc) con una ricerca massima di 300 elementi.</text:p>
        </text:list-item>
        <text:list-item>
          <text:p text:style-name="P4">Executive: quasi identico al Business si distingue solo per il numero di risultati che puo' restituire la funzione find (che appunto cerca i contatti per vari parametri) restituendo una lista composta da, al massimo, 700 risultati</text:p>
        </text:list-item>
      </text:list>
      <text:p text:style-name="P2"/>
      <text:p text:style-name="P7">Lo user contiene al suo interno anche il nick e la password (lasciata in chiaro, ma facilmente criptabile con l'utilizzo della libreria openssl in GNU/Linux). Ogni user possiede un nick univoco in tutta la base di dati, quindi non esistono due utenti con lo stesso nick, cosa che è ampiamente sfruttata nella ridefinizione dell'operatore di uguaglianza.</text:p>
      <text:p text:style-name="P7"/>
      <text:p text:style-name="P7">Il database è strutturato con una sorta di schema xml, definito a tag. Ogni campo dati quindi è preceduto dal tag di apertura &lt;campoDati&gt; e seguito da altri tag di apertura per dati “sottostanti” o dallo stesso tag, ma questa volta di chiusura &lt;/campoDati&gt;. Per usare questa funzionalita' è stata creatao il file Xml.{h,cpp} in cui ci sono sostanzialmente alcune funzioni di utilita' quali la conversione da string a int (utile nelle funzioni leggi() e scrivi() utilizzate per leggere e scrivere nel database dalle varie classi) e la funzione tag che ritorna il campo dati contenuto all'interno dei tag xml.</text:p>
      <text:p text:style-name="P7"/>
      <text:p text:style-name="P2">Nella gestione della memoria è stata posta particolare attenzione ai memory leak, per cercare di evitare il piu' posibile di lasciare del garbage ed arrivare ad una possibile situazione critic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oft-page-break/>Descrizione delle classi</text:p>
      <text:list xml:id="list1101858839" text:style-name="L3">
        <text:list-item>
          <text:p text:style-name="P6">Profilo: contiene il profilo dell'utente, ovvero tutti i suoi dati personali all'infuori del nick e della password (gestiti nella classe User)</text:p>
        </text:list-item>
        <text:list-item>
          <text:p text:style-name="P6">Contatto: ogni elemento di questa classe offre un campo dati stringa per qualificare il tipo di rapporto con quel contatto (eventualmente implementabile anche con un enum) ed il puntatore a quell'utente.</text:p>
        </text:list-item>
        <text:list-item>
          <text:p text:style-name="P6">Gruppo: gli elementi di questa classe sono identificati dal nome del gruppo (univoco), da una descrizione (facoltativa) e da una lista di utenti che vi appartengono. Nel caso in cui tutti gli utenti di un certo gruppo si togliessero da questo, la classe è implementata affinchè il gruppo si auto-elimini alla cancellazione dell'ultimo appartenente.</text:p>
        </text:list-item>
        <text:list-item>
          <text:p text:style-name="P6">User: classe che implementa il ruolo base dei tre previsti. Contiene il nick dell'utente (univoco, non vi sono due utenti con lo stesso nick), la password (in chiaro), una lista di contatti che l'utente puo' gestire a suo piacimento e una lista di gruppi a cui l'utente appartiene.</text:p>
        </text:list-item>
        <text:list-item>
          <text:p text:style-name="P9"><text:span text:style-name="T1">BusinessUser: è l'evoluzione di User dalla quale deriva pubblicamente. Fornisce in piu' una maggiormente dettagliata funzione di ricerca, con un limite di 300 risultati.</text:span></text:p>
        </text:list-item>
        <text:list-item>
          <text:p text:style-name="P9"><text:span text:style-name="T1">ExecutiveUser: è l'evoluzione di BusinessUser dalla quale deriva pubblicamente. Fornisce in piu' una maggiormente dettagliata funzione di ricerca, con un limite di 700 risultati.</text:span></text:p>
        </text:list-item>
        <text:list-item>
          <text:p text:style-name="P9"><text:span text:style-name="T1">Legami: Questa classe è la classe che gestisce tutto il database, si occupa di gestire il login, la cancellazione o la registrazione di un utente nella base di dati, e si occupa anche della lettura (di parte di essa) e della scrittura (anche in questo caso, solo di una parte) da e verso il file.</text:span></text:p>
        </text:list-item>
      </text:list>
      <text:p text:style-name="P8"><text:span text:style-name="T1"/></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8T20:34:47</meta:creation-date>
    <meta:document-statistic meta:table-count="0" meta:image-count="0" meta:object-count="0" meta:page-count="2" meta:paragraph-count="28" meta:word-count="745" meta:character-count="4644"/>
    <dc:date>2011-09-18T22:02:07</dc:date>
    <meta:editing-duration>PT10M38S</meta:editing-duration>
    <meta:editing-cycles>1</meta:editing-cycles>
    <meta:generator>LibreOffice/3.3$Unix LibreOffice_project/330m19$Build-401</meta:generator>
  </office:meta>
</office:document-meta>
</file>